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Заголовок-и-объект" presentation:presentation-page-layout-name="AL1T18">
        <draw:frame draw:name="Заголовок 9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What is Ansible for?</text:span></text:p>
          </draw:text-box>
        </draw:frame>
        <draw:frame draw:style-name="gr1" draw:text-style-name="P3" draw:layer="layout" svg:width="26.035cm" svg:height="15.539cm" svg:x="1.27cm" svg:y="3.68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2">Ansible serves as a configuration management tool</text:span></text:p>
              </text:list-item>
              <text:list-item>
                <text:p><text:span text:style-name="T2">It is utilized to oversee configurations on pre-deployed infrastructure</text:span></text:p>
              </text:list-item>
              <text:list-item>
                <text:p><text:span text:style-name="T2">In other words, it ensures that the current state of the managed asset aligns with the desired state defined by Ansible</text:span></text:p>
              </text:list-item>
              <text:list-item>
                <text:p><text:span text:style-name="T2">Comparable solutions include:</text:span></text:p>
                <text:list>
                  <text:list-item>
                    <text:p><text:span text:style-name="T2">Puppet</text:span></text:p>
                  </text:list-item>
                  <text:list-item>
                    <text:p><text:span text:style-name="T2">Chef</text:span></text:p>
                  </text:list-item>
                  <text:list-item>
                    <text:p><text:span text:style-name="T2">SaltStack</text:span></text:p>
                  </text:list-item>
                </text:list>
              </text:list-item>
              <text:list-item>
                <text:p><text:span text:style-name="T2">Ansible is distinct due to its design focus on ease of use</text:span></text:p>
                <text:p><text:span text:style-name="T2"/></text:p>
                <text:p><text:span text:style-name="T2">---</text:span></text:p>
              </text:list-item>
              <text:list-item>
                <text:p><text:span text:style-name="T2">Ansible is a DevOps tool</text:span></text:p>
              </text:list-item>
              <text:list-item>
                <text:p><text:span text:style-name="T2">It manages configuration as code</text:span></text:p>
              </text:list-item>
              <text:list-item>
                <text:p><text:span text:style-name="T2">To do so, YAML playbooks are typically used</text:span></text:p>
              </text:list-item>
              <text:list-item>
                <text:p><text:span text:style-name="T2">To guarantee consistency, the playbooks are often provided through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Ansible Control Node</text:span></text:p>
          </draw:text-box>
        </draw:frame>
        <draw:frame draw:style-name="gr3" draw:text-style-name="P3" draw:layer="layout" svg:width="26.035cm" svg:height="16.715cm" svg:x="1.27cm" svg:y="3.68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2">The control node is the system where Ansible is installed</text:span></text:p>
              </text:list-item>
              <text:list-item>
                <text:p><text:span text:style-name="T2">Ansible can be set up through various methods:</text:span></text:p>
                <text:list>
                  <text:list-item>
                    <text:p><text:span text:style-name="T2">Using distribution repositories to ensure the installation of the latest stable version</text:span></text:p>
                  </text:list-item>
                  <text:list-item>
                    <text:p><text:span text:style-name="T2">Utilizing the Python pip3 installer to obtain the newest version available</text:span></text:p>
                  </text:list-item>
                </text:list>
              </text:list-item>
              <text:list-item>
                <text:p><text:span text:style-name="T2">It is important to note that the newest version may not always be stable, making installation from repositories the recommended approach</text:span></text:p>
                <text:p><text:span text:style-name="T2"/></text:p>
                <text:p><text:span text:style-name="T2">For Rocky Linux:</text:span></text:p>
              </text:list-item>
              <text:list-item>
                <text:p><text:span text:style-name="T2">Ansible in Rocky placed in extra packages for enterprise linux, so initially...</text:span></text:p>
                <text:p><text:span text:style-name="T3">sudo dnf install epel-release</text:span></text:p>
              </text:list-item>
              <text:list-item>
                <text:p><text:span text:style-name="T3">sudo dnf install -y ansible</text:span></text:p>
              </text:list-item>
              <text:list-item>
                <text:p><text:span text:style-name="T3">ansible --version</text:span></text:p>
                <text:p><text:span text:style-name="T2"/></text:p>
                <text:p><text:span text:style-name="T2">For Fedora</text:span></text:p>
              </text:list-item>
              <text:list-item>
                <text:p><text:span text:style-name="T2">Installing pip...</text:span></text:p>
              </text:list-item>
              <text:list-item>
                <text:p><text:span text:style-name="T3">sudo dnf provides */pip</text:span></text:p>
              </text:list-item>
              <text:list-item>
                <text:p><text:span text:style-name="T3">sudo dnf install python3-pip</text:span></text:p>
              </text:list-item>
              <text:list-item>
                <text:p><text:span text:style-name="T3">sudo pip install ansible</text:span></text:p>
              </text:list-item>
              <text:list-item>
                <text:p><text:span text:style-name="T3">ansible --version</text:span></text:p>
                <text:p><text:span text:style-name="T3"/></text:p>
                <text:p><text:span text:style-name="T4">For Ubuntu</text:span></text:p>
              </text:list-item>
              <text:list-item>
                <text:p><text:span text:style-name="T3">sudo add-apt-repository --yes --update ppa:ansible/ansible</text:span></text:p>
              </text:list-item>
              <text:list-item>
                <text:p><text:span text:style-name="T3">sudo apt install python3-pip</text:span></text:p>
              </text:list-item>
              <text:list-item>
                <text:p><text:span text:style-name="T3">sudo apt install ansible --yes</text:span></text:p>
              </text:list-item>
              <text:list-item>
                <text:p><text:span text:style-name="T4">Optional, we can install ansible-lint</text:span></text:p>
                <text:p><text:span text:style-name="T3">python3 -m pip install ansible-lint</text:span></text:p>
              </text:list-item>
              <text:list-item>
                <text:p><text:span text:style-name="T3">ansible --ver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Windows managed node</text:span></text:p>
          </draw:text-box>
        </draw:frame>
        <draw:frame draw:style-name="gr1" draw:text-style-name="P5" draw:layer="layout" svg:width="26.035cm" svg:height="15.539cm" svg:x="1.27cm" svg:y="3.68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1. Create a self-signed certificate:</text:span></text:p>
                <text:list>
                  <text:list-item>
                    <text:p><text:span text:style-name="T5">Open a Powershell window with administrative privileges on the Windows machine</text:span></text:p>
                  </text:list-item>
                  <text:list-item>
                    <text:p><text:span text:style-name="T5">Run the following command to create the certificate</text:span></text:p>
                  </text:list-item>
                  <text:list-item>
                    <text:p><text:span text:style-name="T6">New-SelfSignedCertificate -CertstoreLocation Cert:\LocalMachine\My -DnsName "WinRMCertificate"</text:span></text:p>
                  </text:list-item>
                </text:list>
              </text:list-item>
              <text:list-item>
                <text:p><text:span text:style-name="T5">2. Enable WinRM</text:span></text:p>
                <text:list>
                  <text:list-item>
                    <text:p><text:span text:style-name="T6">Enable-PSRemoting -SkipNetworkProfileCheck -Force</text:span></text:p>
                  </text:list-item>
                </text:list>
              </text:list-item>
              <text:list-item>
                <text:p><text:span text:style-name="T5">3. Configure WinRM listener to use SSL and port 5986</text:span></text:p>
                <text:list>
                  <text:list-item>
                    <text:p><text:span text:style-name="T6">($cert = get-childitem Cert:\LocalMachine\My\) -and (New-Item -Path WSMan:\LocalHost\Listener -Transport HTTPS -Address * -CertificateThumbPrint $cert.Thumbprint -Force)</text:span></text:p>
                  </text:list-item>
                </text:list>
              </text:list-item>
              <text:list-item>
                <text:p><text:span text:style-name="T5">4. Create Windows Firewall Rule</text:span></text:p>
                <text:list>
                  <text:list-item>
                    <text:p><text:span text:style-name="T6">New-NetFirewallRule -DisplayName "Windows Remote Management (HTTPS-In)" -Name "Windows Remote Management (HTTPS-In)" -Profile <text:s/>Any -LocalPort 5986 -Protocol TCP</text:span></text:p>
                  </text:list-item>
                </text:list>
                <text:p><text:span text:style-name="T5"/></text:p>
                <text:p><text:span text:style-name="T5">Testing WinRM Connection</text:span></text:p>
              </text:list-item>
              <text:list-item>
                <text:p><text:span text:style-name="T5">1. Connect to the Ansible control node. <text:s/>I use Visual Studio Code, but any text editor will work</text:span></text:p>
              </text:list-item>
              <text:list-item>
                <text:p><text:span text:style-name="T5">2. Create a file named hosts.ini</text:span></text:p>
              </text:list-item>
              <text:list-item>
                <text:p><text:span text:style-name="T5">3. Paste the following into the file. <text:s/>Be sure to update the IP address and the server name (my Windows machine is named SRV4)</text:span></text:p>
                <text:list>
                  <text:list-header>
                    <text:p><text:span text:style-name="T6">[windowsservers]</text:span></text:p>
                    <text:p><text:span text:style-name="T6">SRV4 ansible_host=10.0.0.158</text:span></text:p>
                    <text:p><text:span text:style-name="T6"/></text:p>
                    <text:p><text:span text:style-name="T6">[windowsservers:vars]</text:span></text:p>
                    <text:p><text:span text:style-name="T6">ansible_connection=winrm</text:span></text:p>
                    <text:p><text:span text:style-name="T6">ansible_winrm_server_cert_validation=ignore</text:span></text:p>
                    <text:p><text:span text:style-name="T6">ansible_port=5986</text:span></text:p>
                    <text:p><text:span text:style-name="T6">ansible_winrm_transport=ntlm</text:span></text:p>
                    <text:p><text:span text:style-name="T6">ansible_winrm_operation_timeout_sec=60</text:span></text:p>
                    <text:p><text:span text:style-name="T6">ansible_winrm_read_timeout_sec=300</text:span></text:p>
                  </text:list-header>
                </text:list>
              </text:list-item>
              <text:list-item>
                <text:p><text:span text:style-name="T5">Run the following ad-hoc ansible command. <text:s/>Replace SRV4 with the specific server name that you added to the hosts.ini file. <text:s/>Replace "Administrator" with your admin user name and provide the password once prompted.</text:span></text:p>
                <text:p><text:span text:style-name="T6">ansible -i hosts.ini -m win_ping SRV4 -u Administrator --ask-pass</text:span></text:p>
              </text:list-item>
              <text:list-item>
                <text:p><text:span text:style-name="T7">If the connection is successful, you'll see a message similar to the one below</text:span></text:p>
                <text:list>
                  <text:list-header>
                    <text:p><text:span text:style-name="T6">SSH password:</text:span></text:p>
                    <text:p><text:span text:style-name="T6">SRV4 | SUCCESS =&gt; {</text:span></text:p>
                    <text:p><text:span text:style-name="T6">"changed": false,</text:span></text:p>
                    <text:p><text:span text:style-name="T6">"ping": "pong"</text:span></text:p>
                    <text:p><text:span text:style-name="T6">}</text:span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22.86cm" svg:height="1.398cm" svg:x="0cm" svg:y="19.685cm">
          <draw:text-box>
            <text:p><text:span text:style-name="T8"><text:a xlink:href="https://www.automatesql.com/blog/getting-started-with-ansible-setting-up-a-windows-managed-node" xlink:type="simple">https://www.automatesql.com/blog/getting-started-with-ansible-setting-up-a-windows-managed-node</text:a></text:span><text:span text:style-name="T8"><text:line-break/></text:span><text:span text:style-name="T8"><text:a xlink:href="https://docs.ansible.com/ansible/latest/os_guide/windows_setup.html" xlink:type="simple">https://docs.ansible.com/ansible/latest/os_guide/windows_setup.html</text:a></text:span><text:span text:style-name="T8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Заголовок-и-объект" presentation:presentation-page-layout-name="AL1T18">
        <draw:frame draw:name="Заголовок 3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Windows managed node</text:span></text:p>
          </draw:text-box>
        </draw:frame>
        <draw:frame draw:style-name="gr1" draw:text-style-name="P5" draw:layer="layout" svg:width="26.035cm" svg:height="15.539cm" svg:x="1.27cm" svg:y="3.68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7">To solve problem wich certificate...</text:span></text:p>
              </text:list-item>
              <text:list-item>
                <text:p><text:span text:style-name="T7">However, in a secured environment, this command may not function if you have already set requirements such as authentication, firewall rules, and network profiles. The Ansible project offers a script that generates SSL certificates, sets up firewall rules, and enables secure authentication. Always review online scripts before executing them.</text:span></text:p>
              </text:list-item>
              <text:list-item>
                <text:p><text:span text:style-name="T6"/></text:p>
                <text:p><text:span text:style-name="T6">Set-ExecutionPolicy Bypass -Scope LocalMachine -Force</text:span></text:p>
                <text:p><text:span text:style-name="T6">[Net.ServicePointManager]::SecurityProtocol = [Net.SecurityProtocolType]::Tls12</text:span></text:p>
                <text:p><text:span text:style-name="T6">$url = "https://raw.githubusercontent.com/ansible/ansible-documentation/devel/examples/scripts/ConfigureRemotingForAnsible.ps1"</text:span></text:p>
                <text:p><text:span text:style-name="T6">$file = "$env:temp\ConfigureRemotingForAnsible.ps1"</text:span></text:p>
                <text:p><text:span text:style-name="T6">(New-Object -TypeName System.Net.WebClient).DownloadFile($url, $file)</text:span></text:p>
                <text:p><text:span text:style-name="T6">Invoke-Expression "$file -SkipNetworkProfileCheck"</text:span></text:p>
              </text:list-item>
            </text:list>
          </draw:text-box>
        </draw:frame>
        <draw:frame draw:style-name="gr4" draw:text-style-name="P6" draw:layer="layout" svg:width="22.86cm" svg:height="1.398cm" svg:x="0cm" svg:y="19.685cm">
          <draw:text-box>
            <text:p><text:span text:style-name="T8"><text:a xlink:href="https://4sysops.com/archives/enable-windows-remote-management-winrm-for-ansible/" xlink:type="simple">https://4sysops.com/archives/enable-windows-remote-management-winrm-for-ansible/</text:a></text:span><text:span text:style-name="T8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cm" presentation:class="title" presentation:user-transformed="true">
          <draw:text-box>
            <text:p text:style-name="P1"><text:span text:style-name="T1">Vault to Store Sensitive Information</text:span></text:p>
          </draw:text-box>
        </draw:frame>
        <draw:frame draw:style-name="gr1" draw:text-style-name="P5" draw:layer="layout" svg:width="26.035cm" svg:height="15.539cm" svg:x="1.27cm" svg:y="3.68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7">Some modules require sensitive data to be processed</text:span></text:p>
              </text:list-item>
              <text:list-item>
                <text:p><text:span text:style-name="T7">This may include webkeys, passwords, and more</text:span></text:p>
              </text:list-item>
              <text:list-item>
                <text:p><text:span text:style-name="T7">To process sensitive data in a secure way, Ansible Vault can be used</text:span></text:p>
              </text:list-item>
              <text:list-item>
                <text:p><text:span text:style-name="T7">Ansible Vault is used to encrypt and decrypt files</text:span></text:p>
              </text:list-item>
              <text:list-item>
                <text:p><text:span text:style-name="T7">To manage this process, the </text:span><text:span text:style-name="T6">ansible-vault</text:span><text:span text:style-name="T7"> command is used</text:span></text:p>
                <text:p><text:span text:style-name="T7"/></text:p>
                <text:p><text:span text:style-name="T7">Using Encrypted Files (this is not how you have to store passwords)</text:span></text:p>
              </text:list-item>
              <text:list-item>
                <text:p><text:span text:style-name="T6">ansible-vault create secret.yml</text:span></text:p>
                <text:list>
                  <text:list-item>
                    <text:p><text:span text:style-name="T7">username: bob</text:span></text:p>
                  </text:list-item>
                  <text:list-item>
                    <text:p><text:span text:style-name="T7">pwhash: password</text:span></text:p>
                  </text:list-item>
                </text:list>
              </text:list-item>
              <text:list-item>
                <text:p><text:span text:style-name="T6">vim create-user.yml</text:span></text:p>
                <text:p><text:span text:style-name="T6">---</text:span></text:p>
                <text:p><text:span text:style-name="T6">- name: create a user</text:span></text:p>
                <text:p><text:span text:style-name="T6">hosts: all</text:span></text:p>
                <text:p><text:span text:style-name="T6">var_files:</text:span></text:p>
                <text:p><text:span text:style-name="T6"><text:s text:c="2"/></text:span><text:span text:style-name="T6">- secret.yml</text:span></text:p>
                <text:p><text:span text:style-name="T6">tasks:</text:span></text:p>
                <text:p><text:span text:style-name="T6"><text:s text:c="2"/></text:span><text:span text:style-name="T6">- name: creating user</text:span></text:p>
                <text:p><text:span text:style-name="T6"><text:s text:c="4"/></text:span><text:span text:style-name="T6">user:</text:span></text:p>
                <text:p><text:span text:style-name="T6"><text:s text:c="6"/></text:span><text:span text:style-name="T6">name: “{{ username }}”</text:span></text:p>
                <text:p><text:span text:style-name="T6"><text:s text:c="6"/></text:span><text:span text:style-name="T6">password: “{{ pwhash }}”</text:span></text:p>
                <text:p><text:span text:style-name="T6"/></text:p>
              </text:list-item>
              <text:list-item>
                <text:p><text:span text:style-name="T6">ansible-playbook create-user.yml</text:span></text:p>
                <text:p><text:span text:style-name="T7">and we get error “no vault secrets found”</text:span></text:p>
              </text:list-item>
              <text:list-item>
                <text:p><text:span text:style-name="T6">ansible-playbook --ask-vault-pass create-user.yml</text:span></text:p>
              </text:list-item>
              <text:list-item>
                <text:p><text:span text:style-name="T6">ansible all -a “tail /etc/shadow”</text:span></text:p>
                <text:p><text:span text:style-name="T7">to observe the password</text:span></text:p>
              </text:list-item>
              <text:list-item>
                <text:p><text:span text:style-name="T6">echo password &gt; vault-pass</text:span></text:p>
              </text:list-item>
              <text:list-item>
                <text:p><text:span text:style-name="T6">ansible-playbook --vault-password-file=vault-pass create-user.yml</text:span></text:p>
                <text:p><text:span text:style-name="T7">but your </text:span><text:span text:style-name="T6">secret.yml</text:span><text:span text:style-name="T7"> should not be in git-repo and you should store it separately (locally?)</text:span></text:p>
              </text:list-item>
            </text:list>
          </draw:text-box>
        </draw:frame>
        <draw:frame draw:style-name="gr4" draw:text-style-name="P6" draw:layer="layout" svg:width="22.86cm" svg:height="1.398cm" svg:x="0cm" svg:y="19.685cm">
          <draw:text-box>
            <text:p><text:span text:style-name="T8"><text:a xlink:href="https://4sysops.com/archives/enable-windows-remote-management-winrm-for-ansible/" xlink:type="simple">https://4sysops.com/archives/enable-windows-remote-management-winrm-for-ansible/</text:a></text:span><text:span text:style-name="T8"><text:s/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5" draw:marker-end="Arrowheads_20_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4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5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4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4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2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7-16T00:58:16.265000000</dc:date>
    <meta:editing-cycles>157</meta:editing-cycles>
    <meta:editing-duration>P36DT20H19M26S</meta:editing-duration>
    <meta:document-statistic meta:object-count="266"/>
  </office:meta>
</office:document-meta>
</file>